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language="de" fo:country="none"/>
    </style:style>
    <style:style style:name="P3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page-number="auto" style:vertical-align="auto" style:writing-mode="lr-tb"/>
    </style:style>
    <style:style style:name="P4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>
        <style:tab-stops/>
      </style:paragraph-properties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1365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) Einzelkalibrierung: </text:span></text:p>
      <text:list xml:id="list6647678306871072998" text:style-name="WWNum1">
        <text:list-item>
          <text:p text:style-name="P4"><text:span text:style-name="T1">Aufnahmen mit Canon 6D (links) und Canon 60D (rechts)</text:span></text:p>
        </text:list-item>
        <text:list-item>
          <text:p text:style-name="P4"><text:span text:style-name="T1">Auswertung mit MatLab:</text:span></text:p>
        </text:list-item>
        <text:list-item>
          <text:p text:style-name="P4"><text:span text:style-name="T1">Rechts Kamera Matrix (Pixel Pitch: 4.29 µm). Es folgt die Ausgabe von MatLab</text:span></text:p>
        </text:list-item>
      </text:list>
      <text:p text:style-name="P1"><text:span text:style-name="T1"><text:tab/>4663,10578100341<text:tab/>0<text:tab/>0</text:span></text:p>
      <text:p text:style-name="P1"><text:span text:style-name="T1"><text:tab/>0<text:tab/>4664,97181689981<text:tab/>0</text:span></text:p>
      <text:p text:style-name="P1"><text:span text:style-name="T1"><text:tab/>960,853821331453<text:tab/>665,539385301793<text:tab/>1<text:tab/></text:span></text:p>
      <text:list xml:id="list155347446921145" text:continue-numbering="true" text:style-name="WWNum1">
        <text:list-item>
          <text:p text:style-name="P4"><text:span text:style-name="T1">Linke Kamera Matrix (Pixel Pitch: 6.5 µm). Es folgt die Ausgabe von MatLab</text:span></text:p>
        </text:list-item>
      </text:list>
      <text:p text:style-name="P1"><text:span text:style-name="T1"><text:tab/>2936,01461501087<text:tab/>0<text:tab/>0</text:span></text:p>
      <text:p text:style-name="P1"><text:span text:style-name="T1"><text:tab/>0<text:tab/>2939,58026762544<text:tab/>0</text:span></text:p>
      <text:p text:style-name="P1"><text:span text:style-name="T1"><text:tab/>911,424122314450<text:tab/>673,390552481941<text:tab/>1</text:span></text:p>
      <text:p text:style-name="P2"/>
      <text:p text:style-name="P1"><text:span text:style-name="T1">Koordinatensystem:</text:span></text:p>
      <text:p text:style-name="P1"><text:span text:style-name="T1">x-Achse = Rechtsachse (aus Sicht einer Person, die hinter der Kamera steht)</text:span></text:p>
      <text:p text:style-name="P1"><text:span text:style-name="T1">y-Achse=Hochachse</text:span></text:p>
      <text:p text:style-name="P1"><text:span text:style-name="T1">z-Achse wird erzeugt vom Vektor Sensor zum Objektiv</text:span></text:p>
      <text:p text:style-name="P2"/>
      <text:p text:style-name="P1"><text:span text:style-name="T1">Relative Position des Zentrums der rechten Kamera (Canon 60D) <text:s/>im Koordinatensystem der linken Kamera (Canon 6D):</text:span></text:p>
      <text:p text:style-name="P1"><text:span text:style-name="T1">x= + 133,5</text:span></text:p>
      <text:p text:style-name="P1"><text:span text:style-name="T1">y= - 0,5 cm</text:span></text:p>
      <text:p text:style-name="P1"><text:span text:style-name="T1">z= -76 cm</text:span></text:p>
      <text:p text:style-name="P2"/>
      <text:p text:style-name="P1"><text:span text:style-name="T1">Pan-Drehung des rechten Kamera-Koordinatensystems relativ zum linken Koordinatensystems:</text:span></text:p>
      <text:p text:style-name="P1"><text:span text:style-name="T1">Dz(+20°)</text:span></text:p>
      <text:p text:style-name="P2"/>
      <text:p text:style-name="P1"><text:soft-page-break/><text:span text:style-name="T1">Szene:</text:span></text:p>
      <text:p text:style-name="P1"><text:span text:style-name="T1">Objekt 1: rechte obere vorder Ecke des Kameraköfferchens:</text:span></text:p>
      <text:p text:style-name="P2"/>
      <text:p text:style-name="P1"><text:span text:style-name="T1">Position relativ zur Kamera 1:</text:span></text:p>
      <text:p text:style-name="P1"><text:span text:style-name="T1">x= 23 cm</text:span></text:p>
      <text:p text:style-name="P1"><text:span text:style-name="T1">y= 35,5 cm</text:span></text:p>
      <text:p text:style-name="P1"><text:span text:style-name="T1">z= 275 cm</text:span></text:p>
      <text:p text:style-name="P2"/>
      <text:p text:style-name="P2"/>
      <text:p text:style-name="P1"><text:span text:style-name="T1">Objekt 2: linke obere Ecke (rot) des Holzrahmens (Wandhalterung für Schachbrett)</text:span></text:p>
      <text:p text:style-name="P1"><text:span text:style-name="T1">x = -75 cm</text:span></text:p>
      <text:p text:style-name="P1"><text:span text:style-name="T1">y = +48 cm</text:span></text:p>
      <text:p text:style-name="P1"><text:span text:style-name="T1">z = 300 cm</text:span></text:p>
      <text:p text:style-name="P2"/>
      <text:p text:style-name="P2"/>
      <text:p text:style-name="P1"><text:span text:style-name="T1">Auswerteschritte:</text:span></text:p>
      <text:p text:style-name="P1"><text:span text:style-name="T1">Fundamentalmatrix aus 8 Punktkorrespondenzen (ausgewählt aus drei Bildpaaren).</text:span></text:p>
      <text:p text:style-name="P2"/>
      <text:p text:style-name="P1"><text:span text:style-name="T1">Hieraus Berechnung der essentiellen Matrix:</text:span></text:p>
      <text:list xml:id="list155346195040345" text:continue-numbering="true" text:style-name="WWNum1">
        <text:list-item>
          <text:p text:style-name="P4"><text:span text:style-name="T1">Intrinsische Matrizen, die von MATLAB ausgegeben wurden, transponieren</text:span></text:p>
        </text:list-item>
        <text:list-item>
          <text:p text:style-name="P4"><text:span text:style-name="T1">Dann in umrechnen in mm. Wir erhalten K' (rechts) bzw. K (links)</text:span></text:p>
        </text:list-item>
        <text:list-item>
          <text:p text:style-name="P4"><text:span text:style-name="T1">Dann: E = K'^T F K</text:span></text:p>
        </text:list-item>
        <text:list-item>
          <text:p text:style-name="P4"><text:span text:style-name="T1">Dann Singulärwertzerlegung von E</text:span></text:p>
        </text:list-item>
        <text:list-item>
          <text:p text:style-name="P4"><text:span text:style-name="T1">Dann Mail an Anja und TS</text:span></text:p>
        </text:list-item>
      </text:list>
      <text:p text:style-name="P2"/>
      <text:p text:style-name="P2"/>
      <text:p text:style-name="P2"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de" fo:country="DE" style:font-name-asian="Times New Roman" style:font-family-asian="'Times New Roman'" style:font-family-generic-asian="system" style:font-pitch-asian="variable" style:font-size-asian="11pt" style:language-asian="de" style:country-asian="DE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282cm" loext:contextual-spacing="false" fo:line-height="107%" fo:text-align="start" style:justify-single-word="false" fo:orphans="2" fo:widows="2" fo:text-indent="0cm" style:auto-text-indent="false" style:vertical-align="auto" style:writing-mode="lr-tb"/>
      <style:text-properties style:font-name="Calibri" fo:font-family="Calibri" style:font-family-generic="roman" style:font-pitch="variable" fo:font-size="11pt" fo:language="de" fo:country="DE" style:font-name-asian="Times New Roman" style:font-family-asian="'Times New Roman'" style:font-family-generic-asian="system" style:font-pitch-asian="variable" style:font-size-asian="11pt" style:language-asian="de" style:country-asian="DE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cm" fo:margin-left="2.499cm" fo:margin-right="2.499cm" style:writing-mode="lr-tb" style:layout-grid-color="#c0c0c0" style:layout-grid-lines="2344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7:22:00</meta:creation-date>
    <dc:date>2018-01-18T15:53:45.501000000</dc:date>
    <meta:editing-cycles>4</meta:editing-cycles>
    <meta:editing-duration>PT54M12S</meta:editing-duration>
    <meta:generator>LibreOffice/5.2.5.1$Windows_x86 LibreOffice_project/0312e1a284a7d50ca85a365c316c7abbf20a4d22</meta:generator>
    <meta:document-statistic meta:table-count="0" meta:image-count="0" meta:object-count="0" meta:page-count="3" meta:paragraph-count="39" meta:word-count="220" meta:character-count="1390" meta:non-whitespace-character-count="1209"/>
    <meta:user-defined meta:name="Operator">Anja Kretschmer</meta:user-defined>
  </office:meta>
</office:document-meta>
</file>